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930000008D8EFE8086.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1" svg:stroke-width="0.01cm" svg:stroke-color="#ff0000" draw:stroke-linejoin="miter" svg:stroke-linecap="round" draw:fill="none" draw:textarea-horizontal-align="center" draw:textarea-vertical-align="middle" fo:padding-top="0.13cm" fo:padding-bottom="0.13cm" fo:padding-left="0.255cm" fo:padding-right="0.255cm" loext:decorative="false"/>
    </style:style>
    <style:style style:name="gr2" style:family="graphic" style:parent-style-name="standard">
      <style:graphic-properties draw:stroke="solid" draw:stroke-dash="Dash_20_Dot_20_1" svg:stroke-width="0.01cm" svg:stroke-color="#ff0000" draw:stroke-linejoin="miter" svg:stroke-linecap="round" draw:fill="none" draw:fill-color="#777777" draw:textarea-horizontal-align="center" draw:textarea-vertical-align="middle" fo:padding-top="0.13cm" fo:padding-bottom="0.13cm" fo:padding-left="0.255cm" fo:padding-right="0.255cm" loext:decorative="false"/>
    </style:style>
    <style:style style:name="gr3" style:family="graphic" style:parent-style-name="standard">
      <style:graphic-properties svg:stroke-width="0.01cm" svg:stroke-color="#ff0000" draw:marker-start-width="0.22cm" draw:marker-end-width="0.22cm" draw:fill="none" draw:textarea-horizontal-align="justify" draw:textarea-vertical-align="middle" draw:auto-grow-height="false" fo:min-height="1.24cm" fo:min-width="3.49cm" fo:padding-top="0.13cm" fo:padding-bottom="0.13cm" fo:padding-left="0.255cm" fo:padding-right="0.255cm" loext:decorative="false"/>
    </style:style>
    <style:style style:name="gr4" style:family="graphic" style:parent-style-name="standard">
      <style:graphic-properties svg:stroke-width="0.01cm" svg:stroke-color="#ff0000" draw:marker-start-width="0.22cm" draw:marker-end-width="0.22cm" draw:fill="none" draw:textarea-horizontal-align="justify" draw:textarea-vertical-align="middle" draw:auto-grow-height="false" fo:min-height="0.74cm" fo:min-width="0.99cm" fo:padding-top="0.13cm" fo:padding-bottom="0.13cm" fo:padding-left="0.255cm" fo:padding-right="0.255cm" loext:decorative="false"/>
    </style:style>
    <style:style style:name="gr5"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24cm" fo:min-width="0.374cm" fo:padding-top="0.13cm" fo:padding-bottom="0.13cm" fo:padding-left="0.255cm" fo:padding-right="0.255cm" loext:decorative="false"/>
    </style:style>
    <style:style style:name="gr6"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54cm" fo:min-width="1.404cm" fo:padding-top="0.13cm" fo:padding-bottom="0.13cm" fo:padding-left="0.255cm" fo:padding-right="0.255cm" loext:decorative="false"/>
    </style:style>
    <style:style style:name="gr7" style:family="graphic" style:parent-style-name="standard">
      <style:graphic-properties svg:stroke-width="0.01cm" svg:stroke-color="#ff0000" draw:marker-start-width="0.22cm" draw:marker-end-width="0.22cm" draw:fill="none" draw:textarea-horizontal-align="justify" draw:textarea-vertical-align="middle" draw:auto-grow-height="false" fo:min-height="5.24cm" fo:min-width="0.69cm" fo:padding-top="0.13cm" fo:padding-bottom="0.13cm" fo:padding-left="0.255cm" fo:padding-right="0.255cm" loext:decorative="false"/>
    </style:style>
    <style:style style:name="gr8" style:family="graphic" style:parent-style-name="standard">
      <style:graphic-properties draw:stroke="none" svg:stroke-color="#000000" draw:fill="none" draw:fill-color="#ffffff" fo:min-height="1.5cm" loext:decorative="false"/>
      <style:paragraph-properties style:writing-mode="lr-tb"/>
    </style:style>
    <style:style style:name="gr9" style:family="graphic">
      <style:graphic-properties style:writing-mode="lr-tb" loext:decorative="false"/>
    </style:style>
    <style:style style:name="gr10" style:family="graphic" style:parent-style-name="standard">
      <style:graphic-properties svg:stroke-width="0.01cm" svg:stroke-color="#ff0000" draw:marker-start-width="0.22cm" draw:marker-end-width="0.22cm" draw:fill="none" draw:textarea-horizontal-align="justify" draw:textarea-vertical-align="middle" draw:auto-grow-height="false" fo:min-height="0cm" fo:min-width="4.74cm" fo:padding-top="0.13cm" fo:padding-bottom="0.13cm" fo:padding-left="0.255cm" fo:padding-right="0.255cm" loext:decorative="false"/>
    </style:style>
    <style:style style:name="gr11" style:family="graphic" style:parent-style-name="standard">
      <style:graphic-properties svg:stroke-width="0.01cm" svg:stroke-color="#ff0000" draw:marker-start-width="0.22cm" draw:marker-end-width="0.22cm" draw:fill="none" draw:textarea-horizontal-align="justify" draw:textarea-vertical-align="middle" draw:auto-grow-height="false" fo:min-height="2.74cm" fo:min-width="1.49cm" fo:padding-top="0.13cm" fo:padding-bottom="0.13cm" fo:padding-left="0.255cm" fo:padding-right="0.255cm" loext:decorative="false"/>
    </style:style>
    <style:style style:name="gr12" style:family="graphic" style:parent-style-name="standard">
      <style:graphic-properties svg:stroke-width="0.01cm" svg:stroke-color="#ff0000" draw:marker-start-width="0.22cm" draw:marker-end-width="0.22cm" draw:fill="none" draw:textarea-horizontal-align="justify" draw:textarea-vertical-align="middle" draw:auto-grow-height="false" fo:min-height="0.094cm" fo:min-width="0cm" fo:padding-top="0.13cm" fo:padding-bottom="0.13cm" fo:padding-left="0.255cm" fo:padding-right="0.255cm" loext:decorative="false"/>
    </style:style>
    <style:style style:name="gr13" style:family="graphic" style:parent-style-name="standard">
      <style:graphic-properties draw:stroke="none" svg:stroke-color="#000000" draw:fill="none" draw:fill-color="#ffffff" fo:min-height="0.5cm" loext:decorative="false"/>
      <style:paragraph-properties style:writing-mode="lr-tb"/>
    </style:style>
    <style:style style:name="gr14" style:family="graphic" style:parent-style-name="standard">
      <style:graphic-properties draw:stroke="none" svg:stroke-color="#000000" draw:fill="none" draw:fill-color="#ffffff" fo:min-height="0.25cm" loext:decorative="false"/>
      <style:paragraph-properties style:writing-mode="lr-tb"/>
    </style:style>
    <style:style style:name="gr15" style:family="graphic" style:parent-style-name="standard">
      <style:graphic-properties draw:stroke="none" svg:stroke-color="#000000" draw:fill="none" draw:fill-color="#ffffff" fo:min-height="0.703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loext:graphic-properties draw:fill="none" draw:fill-color="#777777"/>
      <style:paragraph-properties fo:text-align="center"/>
    </style:style>
    <style:style style:name="P3" style:family="paragraph">
      <style:paragraph-properties fo:text-align="center" style:text-autospace="none"/>
      <style:text-properties fo:font-size="15pt" style:font-size-asian="15pt" style:font-size-complex="15pt"/>
    </style:style>
    <style:style style:name="P4" style:family="paragraph">
      <loext:graphic-properties draw:fill="none" draw:fill-color="#ffffff"/>
      <style:paragraph-properties fo:text-align="center" style:text-autospace="none"/>
      <style:text-properties style:font-name="Helvetica" fo:font-size="15pt" fo:font-weight="bold" style:font-name-asian="Helvetica" style:font-size-asian="15pt" style:font-name-complex="Helvetica" style:font-size-complex="15pt"/>
    </style:style>
    <style:style style:name="P5" style:family="paragraph">
      <style:paragraph-properties style:text-autospace="none"/>
    </style:style>
    <style:style style:name="P6" style:family="paragraph">
      <loext:graphic-properties draw:fill="none" draw:fill-color="#ffffff"/>
      <style:paragraph-properties style:text-autospace="none"/>
      <style:text-properties style:font-name="Helvetica" fo:font-size="12pt" fo:font-weight="bold" style:font-name-asian="Helvetica" style:font-size-asian="12pt" style:font-name-complex="Helvetica" style:font-size-complex="12pt"/>
    </style:style>
    <style:style style:name="P7" style:family="paragraph">
      <style:paragraph-properties style:text-autospace="none"/>
      <style:text-properties fo:font-weight="normal" style:font-weight-asian="normal" style:font-weight-complex="normal"/>
    </style:style>
    <style:style style:name="P8" style:family="paragraph">
      <loext:graphic-properties draw:fill="none" draw:fill-color="#ffffff"/>
      <style:paragraph-properties style:text-autospace="none"/>
      <style:text-properties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agraph-properties style:text-autospace="none"/>
      <style:text-properties fo:font-size="10pt" fo:font-weight="normal" style:font-size-asian="10pt" style:font-weight-asian="normal" style:font-size-complex="10pt" style:font-weight-complex="normal"/>
    </style:style>
    <style:style style:name="P10" style:family="paragraph">
      <loext:graphic-properties draw:fill="none" draw:fill-color="#ffffff"/>
      <style:paragraph-properties style:text-autospace="none"/>
      <style:text-properties style:font-name="Helvetica" fo:font-size="10pt" fo:font-weight="normal" style:font-name-asian="Helvetica" style:font-size-asian="10pt" style:font-weight-asian="normal" style:font-name-complex="Helvetica" style:font-size-complex="10pt" style:font-weight-complex="normal"/>
    </style:style>
    <style:style style:name="P11" style:family="paragraph">
      <style:paragraph-properties fo:text-align="center" style:text-autospace="none"/>
      <style:text-properties fo:font-size="10pt" fo:font-weight="normal" style:font-size-asian="10pt" style:font-size-complex="10pt"/>
    </style:style>
    <style:style style:name="P12" style:family="paragraph">
      <loext:graphic-properties draw:fill="none" draw:fill-color="#ffffff"/>
      <style:paragraph-properties fo:text-align="center" style:text-autospace="none"/>
      <style:text-properties style:font-name="Helvetica" fo:font-size="10pt" fo:font-weight="normal" style:font-name-asian="Helvetica" style:font-size-asian="10pt" style:font-name-complex="Helvetica" style:font-size-complex="10pt"/>
    </style:style>
    <style:style style:name="P13"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Helvetica" fo:font-size="15pt" fo:font-style="normal" fo:text-shadow="none" style:text-underline-style="none" fo:font-weight="bold" style:letter-kerning="true" style:font-name-asian="Helvetica" style:font-size-asian="15pt" style:font-style-asian="normal" style:font-weight-asian="normal" style:font-name-complex="Helvetica"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Helvetica" fo:font-size="10pt" fo:font-style="normal" fo:text-shadow="none"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Helvetica" fo:font-size="10pt" fo:font-style="normal" fo:text-shadow="none" style:text-underline-style="none" style:letter-kerning="true"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7.999cm" svg:height="3.399cm" svg:x="9.6cm" svg:y="15.6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19.2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9.55cm" svg:y="1.4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polygon draw:style-name="gr2" draw:text-style-name="P2" draw:layer="layout" svg:width="7.999cm" svg:height="3.399cm" svg:x="1cm" svg:y="15.5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22.85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1cm" svg:y="1.3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custom-shape draw:style-name="gr3" draw:text-style-name="P1" draw:layer="layout" svg:width="4cm" svg:height="1.5cm" svg:x="3.7cm" svg:y="16.5cm">
          <text:p/>
          <draw:enhanced-geometry svg:viewBox="0 0 21600 21600" draw:mirror-horizontal="false" draw:mirror-vertical="false" draw:type="rectangle" draw:enhanced-path="M 0 0 L 21600 0 21600 21600 0 21600 0 0 Z N"/>
        </draw:custom-shape>
        <draw:custom-shape draw:style-name="gr4" draw:text-style-name="P1" draw:layer="layout" svg:width="1.5cm" svg:height="1cm" svg:x="11.95cm" svg:y="17cm">
          <text:p/>
          <draw:enhanced-geometry svg:viewBox="0 0 21600 21600" draw:mirror-horizontal="false" draw:mirror-vertical="false" draw:type="rectangle" draw:enhanced-path="M 0 0 L 21600 0 21600 21600 0 21600 0 0 Z N"/>
        </draw:custom-shape>
        <draw:custom-shape draw:style-name="gr5" draw:text-style-name="P1" draw:layer="layout" svg:width="1.25cm" svg:height="1.25cm" svg:x="1.8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25cm" svg:height="1.25cm" svg:x="7.001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cm" svg:height="1cm" svg:x="6.2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 draw:layer="layout" svg:width="1.2cm" svg:height="5.5cm" svg:x="7cm" svg:y="4.5cm">
          <text:p/>
          <draw:enhanced-geometry svg:viewBox="0 0 21600 21600" draw:mirror-horizontal="false" draw:mirror-vertical="false" draw:type="rectangle" draw:enhanced-path="M 0 0 L 21600 0 21600 21600 0 21600 0 0 Z N"/>
        </draw:custom-shape>
        <draw:custom-shape draw:style-name="gr7" draw:text-style-name="P1" draw:layer="layout" svg:width="1.2cm" svg:height="5.5cm" svg:x="1.8cm" svg:y="4.5cm">
          <text:p/>
          <draw:enhanced-geometry svg:viewBox="0 0 21600 21600" draw:mirror-horizontal="false" draw:mirror-vertical="false" draw:type="rectangle" draw:enhanced-path="M 0 0 L 21600 0 21600 21600 0 21600 0 0 Z N"/>
        </draw:custom-shape>
        <draw:frame draw:style-name="gr8" draw:text-style-name="P4" draw:layer="layout" svg:width="7cm" svg:height="1.75cm" svg:x="1.5cm" svg:y="11.25cm">
          <draw:text-box>
            <text:p text:style-name="P3"><text:span text:style-name="T1">N</text:span><text:span text:style-name="T1">U</text:span><text:span text:style-name="T1">CL</text:span><text:span text:style-name="T1">E</text:span><text:span text:style-name="T1">O-</text:span><text:span text:style-name="T1">N6</text:span><text:span text:style-name="T1">57</text:span><text:span text:style-name="T1">X0</text:span><text:span text:style-name="T1">-Q</text:span></text:p>
          </draw:text-box>
        </draw:frame>
        <draw:g draw:style-name="gr9">
          <draw:g draw:style-name="gr9">
            <draw:custom-shape draw:style-name="gr10" draw:text-style-name="P1" draw:layer="layout" svg:width="5.25cm" svg:height="0.25cm" svg:x="2cm" svg:y="20.1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1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0.7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7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1.3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1.375cm">
              <text:p/>
              <draw:enhanced-geometry svg:viewBox="0 0 21600 21600" draw:mirror-horizontal="false" draw:mirror-vertical="false" draw:type="rectangle" draw:enhanced-path="M 0 0 L 21600 0 21600 21600 0 21600 0 0 Z N"/>
            </draw:custom-shape>
          </draw:g>
        </draw:g>
        <draw:g draw:style-name="gr9">
          <draw:g draw:style-name="gr9">
            <draw:custom-shape draw:style-name="gr10" draw:text-style-name="P1" draw:layer="layout" svg:width="5.25cm" svg:height="0.25cm" svg:x="2cm" svg:y="23.8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3.8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4.4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4.4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5.0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5.025cm">
              <text:p/>
              <draw:enhanced-geometry svg:viewBox="0 0 21600 21600" draw:mirror-horizontal="false" draw:mirror-vertical="false" draw:type="rectangle" draw:enhanced-path="M 0 0 L 21600 0 21600 21600 0 21600 0 0 Z N"/>
            </draw:custom-shape>
          </draw:g>
        </draw:g>
        <draw:frame draw:style-name="gr8" draw:text-style-name="P6" draw:layer="layout" svg:width="4.75cm" svg:height="1.75cm" svg:x="5.75cm" svg:y="19.55cm">
          <draw:text-box>
            <text:p text:style-name="P5"><text:span text:style-name="T2">NUCLEO-N657X0-Q</text:span></text:p>
          </draw:text-box>
        </draw:frame>
        <draw:frame draw:style-name="gr8" draw:text-style-name="P6" draw:layer="layout" svg:width="4.75cm" svg:height="1.75cm" svg:x="11.25cm" svg:y="16.25cm">
          <draw:text-box>
            <text:p text:style-name="P5"><text:span text:style-name="T2">NUCLEO-N657X0-Q</text:span></text:p>
          </draw:text-box>
        </draw:frame>
        <draw:g draw:style-name="gr9">
          <draw:custom-shape draw:style-name="gr11" draw:text-style-name="P1" draw:layer="layout" svg:width="2cm" svg:height="3cm" svg:x="4cm" svg:y="4.55cm">
            <text:p/>
            <draw:enhanced-geometry svg:viewBox="0 0 21600 21600" draw:mirror-horizontal="false" draw:mirror-vertical="false" draw:type="rectangle" draw:enhanced-path="M 0 0 L 21600 0 21600 21600 0 21600 0 0 Z N"/>
          </draw:custom-shape>
          <draw:custom-shape draw:style-name="gr12" draw:text-style-name="P1" draw:layer="layout" svg:width="0.5cm" svg:height="0.5cm" svg:x="3.7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5cm" svg:height="0.5cm" svg:x="5.801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4.75cm" svg:height="0.75cm" svg:x="1.25cm" svg:y="18cm">
          <draw:text-box>
            <text:p text:style-name="P7"><text:span text:style-name="T3">S/N :</text:span></text:p>
          </draw:text-box>
        </draw:frame>
        <draw:frame draw:style-name="gr8" draw:text-style-name="P10" draw:layer="layout" svg:width="4.75cm" svg:height="1.75cm" svg:x="1.25cm" svg:y="16cm">
          <draw:text-box>
            <text:p text:style-name="P9"><text:span text:style-name="T4">MAC : </text:span></text:p>
          </draw:text-box>
        </draw:frame>
        <draw:frame draw:style-name="gr14" draw:text-style-name="P12" draw:layer="layout" svg:width="1.25cm" svg:height="0.602cm" svg:x="1.75cm" svg:y="13cm">
          <draw:text-box>
            <text:p text:style-name="P11"><text:span text:style-name="T5">use</text:span><text:span text:style-name="T5">r</text:span></text:p>
          </draw:text-box>
        </draw:frame>
        <draw:frame draw:style-name="gr15" draw:text-style-name="P12" draw:layer="layout" svg:width="1.5cm" svg:height="0.953cm" svg:x="6.85cm" svg:y="13cm">
          <draw:text-box>
            <text:p text:style-name="P11"><text:span text:style-name="T5">reset</text:span></text:p>
          </draw:text-box>
        </draw:frame>
        <draw:frame draw:style-name="gr8" draw:text-style-name="P6" draw:layer="layout" svg:width="4.75cm" svg:height="1.75cm" svg:x="5.75cm" svg:y="23.25cm">
          <draw:text-box>
            <text:p text:style-name="P5"><text:span text:style-name="T2">NUCLEO-N657X0-Q</text:span></text:p>
          </draw:text-box>
        </draw:frame>
        <draw:frame draw:style-name="gr16" draw:text-style-name="P13" draw:layer="layout" svg:width="3.408cm" svg:height="1.191cm" svg:x="11.75cm" svg:y="13.5cm">
          <draw:image xlink:href="Pictures/10000001000001930000008D8EFE8086.png" xlink:type="simple" xlink:show="embed" xlink:actuate="onLoad" draw:mime-type="image/png">
            <text:p/>
          </draw:image>
        </draw:frame>
        <draw:frame draw:style-name="gr15" draw:text-style-name="P12" draw:layer="layout" svg:width="4.5cm" svg:height="0.953cm" svg:x="11.1cm" svg:y="12.897cm">
          <draw:text-box>
            <text:p text:style-name="P11"><text:span text:style-name="T5">© FabMaSTIC, 2025 </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ivien QUEMA</meta:initial-creator>
    <meta:creation-date>2025-01-30T17:57:13.501014766</meta:creation-date>
    <dc:date>2025-03-19T12:28:45.960935000</dc:date>
    <dc:creator>Vivien QUEMA</dc:creator>
    <meta:editing-duration>PT35M6S</meta:editing-duration>
    <meta:editing-cycles>3</meta:editing-cycles>
    <meta:generator>LibreOffice/25.2.0.3$MacOSX_AARCH64 LibreOffice_project/e1cf4a87eb02d755bce1a01209907ea5ddc8f069</meta:generator>
    <meta:document-statistic meta:object-count="47"/>
  </office:meta>
</office:document-meta>
</file>